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objectwithoutfill">
      <style:graphic-properties draw:marker-end="Arrow" draw:marker-end-width="0.3cm" draw:fill="none" draw:fill-color="#ffffff" draw:textarea-horizontal-align="center" draw:textarea-vertical-align="middle"/>
    </style:style>
    <style:style style:name="gr6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family="'Times New Roman'" style:font-style-name="Курсив" style:font-family-generic="roman" style:font-pitch="variable" fo:font-size="12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style-name="Курсив" style:font-family-generic="roman" style:font-pitch="variable" fo:font-size="1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P3" style:family="paragraph">
      <style:paragraph-properties fo:text-align="center"/>
    </style:style>
    <style:style style:name="P4" style:family="paragraph">
      <style:text-properties fo:font-family="'Times New Roman'" style:font-style-name="Курсив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style-name="Курсив" style:font-family-generic="roman" style:font-pitch="variable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5" draw:id="id5">
          <draw:custom-shape draw:style-name="gr1" draw:text-style-name="P1" draw:layer="layout" svg:width="1cm" svg:height="1cm" svg:x="4.779cm" svg:y="11.4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5cm" svg:height="0.5cm" svg:x="5.032cm" svg:y="11.7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1" xml:id="id1" draw:id="id1" draw:layer="layout" svg:width="3.5cm" svg:height="1.5cm" svg:x="3.5cm" svg:y="4.5cm">
          <text:p text:style-name="P1">Выбор режима </text:p>
          <text:p text:style-name="P1">"Энциклопедия"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xml:id="id2" draw:id="id2" draw:layer="layout" svg:width="3.5cm" svg:height="1.5cm" svg:x="3.5cm" svg:y="6.738cm">
          <text:p text:style-name="P1">Выбор </text:p>
          <text:p text:style-name="P1">категории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xml:id="id3" draw:id="id3" draw:layer="layout" svg:width="3.5cm" svg:height="1.5cm" svg:x="3.5cm" svg:y="8.975cm">
          <text:p text:style-name="P1">Выбор </text:p>
          <text:p text:style-name="P1">объекта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2" xml:id="id4" draw:id="id4" draw:layer="layout" svg:width="1cm" svg:height="1cm" svg:x="4.76cm" svg:y="2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5.25cm" svg:y1="6cm" svg:x2="5.25cm" svg:y2="6.738cm" draw:start-shape="id1" draw:start-glue-point="6" draw:end-shape="id2" draw:end-glue-point="4" svg:d="M5250 6000v738">
          <text:p/>
        </draw:connector>
        <draw:connector draw:style-name="gr5" draw:text-style-name="P3" draw:layer="layout" svg:x1="5.25cm" svg:y1="8.238cm" svg:x2="5.25cm" svg:y2="8.975cm" draw:start-shape="id2" draw:start-glue-point="6" draw:end-shape="id3" draw:end-glue-point="4" svg:d="M5250 8238v737">
          <text:p/>
        </draw:connector>
        <draw:connector draw:style-name="gr5" draw:text-style-name="P3" draw:layer="layout" svg:x1="5.26cm" svg:y1="3.596cm" svg:x2="5.25cm" svg:y2="4.5cm" draw:start-shape="id4" draw:start-glue-point="8" draw:end-shape="id1" draw:end-glue-point="4" svg:d="M5260 3596v452h-10v452">
          <text:p/>
        </draw:connector>
        <draw:connector draw:style-name="gr5" draw:text-style-name="P3" draw:layer="layout" svg:x1="5.25cm" svg:y1="10.475cm" svg:x2="5.279cm" svg:y2="11.481cm" draw:start-shape="id3" draw:start-glue-point="6" draw:end-shape="id5" svg:d="M5250 10475v504h29v502">
          <text:p/>
        </draw:connector>
        <draw:g xml:id="id10" draw:id="id10">
          <draw:custom-shape draw:style-name="gr1" draw:text-style-name="P1" draw:layer="layout" svg:width="1cm" svg:height="1cm" svg:x="12.76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5cm" svg:height="0.5cm" svg:x="13.016cm" svg:y="17.2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1" xml:id="id6" draw:id="id6" draw:layer="layout" svg:width="3.5cm" svg:height="1.5cm" svg:x="11.5cm" svg:y="4.519cm">
          <text:p text:style-name="P1">Выбор режима </text:p>
          <text:p text:style-name="P1">"Игра"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xml:id="id7" draw:id="id7" draw:layer="layout" svg:width="3.5cm" svg:height="1.5cm" svg:x="11.5cm" svg:y="6.757cm">
          <text:p text:style-name="P1">Выбор </text:p>
          <text:p text:style-name="P1">темы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xml:id="id9" draw:id="id9" draw:layer="layout" svg:width="3.5cm" svg:height="1.5cm" svg:x="11.5cm" svg:y="14.494cm">
          <text:p text:style-name="P1">Вывод</text:p>
          <text:p text:style-name="P1">результата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2" xml:id="id8" draw:id="id8" draw:layer="layout" svg:width="1cm" svg:height="1cm" svg:x="12.76cm" svg:y="2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13.25cm" svg:y1="6.019cm" svg:x2="13.25cm" svg:y2="6.757cm" draw:start-shape="id6" draw:start-glue-point="6" draw:end-shape="id7" draw:end-glue-point="4" svg:d="M13250 6019v738">
          <text:p/>
        </draw:connector>
        <draw:connector draw:style-name="gr5" draw:text-style-name="P3" draw:layer="layout" svg:x1="13.26cm" svg:y1="3.615cm" svg:x2="13.25cm" svg:y2="4.519cm" draw:start-shape="id8" draw:start-glue-point="8" draw:end-shape="id6" draw:end-glue-point="4" svg:d="M13260 3615v452h-10v452">
          <text:p/>
        </draw:connector>
        <draw:connector draw:style-name="gr5" draw:text-style-name="P3" draw:layer="layout" svg:x1="13.25cm" svg:y1="15.994cm" svg:x2="13.263cm" svg:y2="17cm" draw:start-shape="id9" draw:start-glue-point="6" draw:end-shape="id10" svg:d="M13250 15994v504h13v502">
          <text:p/>
        </draw:connector>
        <draw:custom-shape draw:style-name="gr3" draw:text-style-name="P1" xml:id="id11" draw:id="id11" draw:layer="layout" svg:width="3.5cm" svg:height="1.5cm" svg:x="11.5cm" svg:y="9.5cm">
          <text:p text:style-name="P1">Ответ </text:p>
          <text:p text:style-name="P1">на вопрос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3" xml:id="id12" draw:id="id12" draw:layer="layout" svg:width="2.5cm" svg:height="1cm" svg:x="12cm" svg:y="1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3" xml:id="id13" draw:id="id13" draw:layer="layout" svg:x1="13.25cm" svg:y1="8.257cm" svg:x2="13.25cm" svg:y2="9.5cm" draw:start-shape="id7" draw:start-glue-point="6" draw:end-shape="id11" draw:end-glue-point="4" svg:d="M13250 8257v1243">
          <text:p/>
        </draw:connector>
        <draw:connector draw:style-name="gr5" draw:text-style-name="P3" draw:layer="layout" svg:x1="13.25cm" svg:y1="11cm" svg:x2="13.25cm" svg:y2="12cm" draw:start-shape="id11" draw:start-glue-point="6" draw:end-shape="id12" draw:end-glue-point="4" svg:d="M13250 11000v1000">
          <text:p/>
        </draw:connector>
        <draw:connector draw:style-name="gr5" draw:text-style-name="P3" draw:layer="layout" draw:line-skew="0.498cm" svg:x1="14.5cm" svg:y1="12.5cm" svg:x2="13.25cm" svg:y2="8.878cm" draw:start-shape="id12" draw:start-glue-point="7" draw:end-shape="id13" draw:end-glue-point="0" svg:d="M14500 12500h1000v-3622h-2250">
          <text:p/>
        </draw:connector>
        <draw:connector draw:style-name="gr5" draw:text-style-name="P3" draw:layer="layout" svg:x1="13.25cm" svg:y1="13cm" svg:x2="13.25cm" svg:y2="14.494cm" draw:start-shape="id12" draw:start-glue-point="6" draw:end-shape="id9" draw:end-glue-point="4" svg:d="M13250 13000v1494">
          <text:p/>
        </draw:connector>
        <draw:frame draw:style-name="gr7" draw:text-style-name="P4" draw:layer="layout" svg:width="4.558cm" svg:height="1.217cm" svg:x="8.5cm" svg:y="11.5cm">
          <draw:text-box>
            <text:p><text:span text:style-name="T1">Пользователь ответил </text:span></text:p>
            <text:p><text:span text:style-name="T1">на все вопросы?</text:span></text:p>
          </draw:text-box>
        </draw:frame>
        <draw:frame draw:style-name="gr7" draw:text-style-name="P4" draw:layer="layout" svg:width="1.192cm" svg:height="0.734cm" svg:x="13.308cm" svg:y="13.5cm">
          <draw:text-box>
            <text:p text:style-name="P4">[да]</text:p>
          </draw:text-box>
        </draw:frame>
        <draw:frame draw:style-name="gr7" draw:text-style-name="P4" draw:layer="layout" svg:width="1.391cm" svg:height="0.734cm" svg:x="14.109cm" svg:y="11.766cm">
          <draw:text-box>
            <text:p text:style-name="P4"><text:span text:style-name="T2">[нет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1M48S</meta:editing-duration>
    <meta:editing-cycles>3</meta:editing-cycles>
    <meta:generator>OpenOffice/4.1.2$Win32 OpenOffice.org_project/412m3$Build-9782</meta:generator>
    <dc:date>2015-11-10T00:38:52.06</dc:date>
    <dc:creator>Василий </dc:creator>
    <meta:document-statistic meta:object-count="30"/>
  </office:meta>
</office:document-meta>
</file>